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B4000001AB59B8FCAD24A94672.png" manifest:media-type="image/png"/>
  <manifest:file-entry manifest:full-path="Pictures/10000201000000FE000000494412488502C3C937.png" manifest:media-type="image/png"/>
  <manifest:file-entry manifest:full-path="Pictures/10000201000002460000036DCE4B4DCA93B739A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2.65cm" fo:min-width="7.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Arial" fo:font-size="26pt" fo:font-weight="bold" style:font-size-asian="26pt" style:font-weight-asian="bold" style:font-size-complex="26pt" style:font-weight-complex="bold"/>
    </style:style>
    <style:style style:name="T1" style:family="text">
      <style:text-properties style:font-name="Arial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frame draw:style-name="gr1" draw:text-style-name="P1" draw:layer="layout" svg:width="5cm" svg:height="7.53cm" svg:x="28.996cm" svg:y="2.422cm">
            <draw:image xlink:href="Pictures/10000201000002460000036DCE4B4DCA93B739A9.png" xlink:type="simple" xlink:show="embed" xlink:actuate="onLoad">
              <text:p/>
            </draw:image>
          </draw:frame>
          <draw:custom-shape draw:style-name="gr2" draw:text-style-name="P3" draw:layer="layout" svg:width="8.3cm" svg:height="2.9cm" svg:x="27.346cm" svg:y="0.3cm">
            <text:p text:style-name="P2"><text:span text:style-name="T1">Promoçã</text:span><text:span text:style-name="T1">o</text:span></text:p>
            <draw:enhanced-geometry svg:viewBox="0 0 21600 21600" draw:type="rectangle" draw:enhanced-path="M 0 0 L 21600 0 21600 21600 0 21600 0 0 Z N"/>
          </draw:custom-shape>
          <draw:g>
            <draw:frame draw:style-name="gr1" draw:text-style-name="P1" draw:layer="layout" svg:width="8cm" svg:height="2.3cm" svg:x="41.438cm" svg:y="4.387cm">
              <draw:image xlink:href="Pictures/10000201000000FE000000494412488502C3C937.png" xlink:type="simple" xlink:show="embed" xlink:actuate="onLoad">
                <text:p/>
              </draw:image>
            </draw:frame>
            <draw:frame draw:style-name="gr1" draw:text-style-name="P1" draw:layer="layout" svg:width="8cm" svg:height="3.6cm" svg:x="52.845cm" svg:y="4.387cm">
              <draw:image xlink:href="Pictures/10000201000003B4000001AB59B8FCAD24A94672.png" xlink:type="simple" xlink:show="embed" xlink:actuate="onLoad">
                <text:p/>
              </draw:image>
            </draw:frame>
          </draw:g>
          <draw:custom-shape draw:style-name="gr2" draw:text-style-name="P3" draw:layer="layout" svg:width="8.3cm" svg:height="2.9cm" svg:x="46.991cm" svg:y="0.3cm">
            <text:p text:style-name="P2"><text:span text:style-name="T1">Organização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8.19cm" fo:page-height="24.7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1T23:05:06.516741616</meta:creation-date>
    <dc:date>2018-03-09T17:02:19.072684822</dc:date>
    <meta:editing-duration>PT1H7S</meta:editing-duration>
    <meta:editing-cycles>17</meta:editing-cycles>
    <meta:generator>LibreOffice/6.0.1.1$Linux_X86_64 LibreOffice_project/60bfb1526849283ce2491346ed2aa51c465abfe6</meta:generator>
    <meta:document-statistic meta:object-count="7"/>
  </office:meta>
</office:document-meta>
</file>